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662cd" officeooo:paragraph-rsid="002f6230"/>
    </style:style>
    <style:style style:name="P4" style:family="paragraph" style:parent-style-name="Table_20_Contents">
      <style:text-properties officeooo:rsid="00124a89" officeooo:paragraph-rsid="00192189"/>
    </style:style>
    <style:style style:name="P5" style:family="paragraph" style:parent-style-name="Table_20_Contents">
      <style:text-properties officeooo:rsid="00124a89" officeooo:paragraph-rsid="003c5414"/>
    </style:style>
    <style:style style:name="P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8" style:family="paragraph" style:parent-style-name="Table_20_Contents">
      <style:text-properties style:font-name="helevetica" officeooo:rsid="00124a89" officeooo:paragraph-rsid="0015d714"/>
    </style:style>
    <style:style style:name="P9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0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1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2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3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15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1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1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18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P1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46f214" officeooo:paragraph-rsid="0046f214" style:font-weight-asian="normal" style:font-weight-complex="normal"/>
    </style:style>
    <style:style style:name="P20" style:family="paragraph" style:parent-style-name="Table_20_Contents">
      <style:text-properties style:font-name="helevetica" fo:font-weight="normal" officeooo:rsid="003153e7" officeooo:paragraph-rsid="00307bf2" style:font-weight-asian="normal" style:font-weight-complex="normal"/>
    </style:style>
    <style:style style:name="P21" style:family="paragraph" style:parent-style-name="Table_20_Contents">
      <style:text-properties style:font-name="helevetica" officeooo:rsid="003d64b1" officeooo:paragraph-rsid="003d64b1"/>
    </style:style>
    <style:style style:name="P22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23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24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25" style:family="paragraph" style:parent-style-name="Table_20_Contents" style:list-style-name="L1">
      <style:text-properties style:font-name="helevetica" fo:font-size="12pt" officeooo:rsid="0046f214" officeooo:paragraph-rsid="0046f214" style:font-size-asian="12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3c5414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3fc358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1813c6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4634f9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fo:font-style="normal" fo:font-weight="normal" officeooo:rsid="004b68fc" style:font-size-asian="12pt" style:font-size-complex="12pt"/>
    </style:style>
    <style:style style:name="T9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10" style:family="text">
      <style:text-properties officeooo:rsid="0015d71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382c5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3d64b1" style:font-style-asian="italic" style:font-style-complex="italic"/>
    </style:style>
    <style:style style:name="T15" style:family="text">
      <style:text-properties fo:font-style="italic" officeooo:rsid="004d66e7" style:font-style-asian="italic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43a38" style:font-weight-asian="normal" style:font-weight-complex="normal"/>
    </style:style>
    <style:style style:name="T18" style:family="text">
      <style:text-properties fo:font-weight="normal" officeooo:rsid="003be47f" style:font-weight-asian="normal" style:font-weight-complex="normal"/>
    </style:style>
    <style:style style:name="T19" style:family="text">
      <style:text-properties officeooo:rsid="002a10de"/>
    </style:style>
    <style:style style:name="T20" style:family="text">
      <style:text-properties officeooo:rsid="002f6230"/>
    </style:style>
    <style:style style:name="T21" style:family="text">
      <style:text-properties officeooo:rsid="0033bd13"/>
    </style:style>
    <style:style style:name="T22" style:family="text">
      <style:text-properties officeooo:rsid="003be47f"/>
    </style:style>
    <style:style style:name="T23" style:family="text">
      <style:text-properties officeooo:rsid="003c5414"/>
    </style:style>
    <style:style style:name="T24" style:family="text">
      <style:text-properties officeooo:rsid="003d64b1"/>
    </style:style>
    <style:style style:name="T25" style:family="text">
      <style:text-properties fo:font-style="normal" officeooo:rsid="003d64b1" style:font-style-asian="normal" style:font-style-complex="normal"/>
    </style:style>
    <style:style style:name="T26" style:family="text">
      <style:text-properties fo:font-style="normal" officeooo:rsid="00165d76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d64b1" style:font-style-asian="normal" style:font-weight-asian="bold" style:font-style-complex="normal" style:font-weight-complex="bold"/>
    </style:style>
    <style:style style:name="T29" style:family="text">
      <style:text-properties officeooo:rsid="003e8a65"/>
    </style:style>
    <style:style style:name="T30" style:family="text">
      <style:text-properties officeooo:rsid="004634f9"/>
    </style:style>
    <style:style style:name="T31" style:family="text">
      <style:text-properties officeooo:rsid="00485380"/>
    </style:style>
    <style:style style:name="T32" style:family="text">
      <style:text-properties officeooo:rsid="00491b5e"/>
    </style:style>
    <style:style style:name="T33" style:family="text">
      <style:text-properties officeooo:rsid="004b68f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Cas d’utilisation N°<text:span text:style-name="T32">3</text:span></text:p>
          </table:table-cell>
        </table:table-row>
        <table:table-row>
          <table:table-cell table:style-name="Table4.A2" office:value-type="string">
            <text:p text:style-name="P10"><text:span text:style-name="T11">Nom : </text:span><text:span text:style-name="T18">Préparer la livraison</text:span><text:span text:style-name="T16"> (package : interface </text:span><text:span text:style-name="T17">client</text:span><text:span text:style-name="T16">)</text:span></text:p>
            <text:p text:style-name="P9"><text:span text:style-name="T11">Acteur </text:span>: <text:span text:style-name="T22">Livreur</text:span></text:p>
            <text:p text:style-name="P4"><text:span text:style-name="Strong_20_Emphasis"><text:span text:style-name="T2">Description</text:span></text:span><text:span text:style-name="T9"> </text:span><text:span text:style-name="T3">: Le </text:span><text:span text:style-name="T4">livreur doit pouvoir voir sur le site quelle pizza est prête et </text:span><text:span text:style-name="T7">à quel client est-elle destiné</text:span><text:span text:style-name="T8">e</text:span><text:span text:style-name="T7"> ?</text:span></text:p>
            <text:p text:style-name="P23"/>
            <text:p text:style-name="P22"><text:span text:style-name="T11">Auteur </text:span>: <text:span text:style-name="T23">Thomas</text:span></text:p>
            <text:p text:style-name="P22"><text:span text:style-name="T11">Date </text:span>: 1<text:span text:style-name="T10">3</text:span> juillet 2018</text:p>
            <text:p text:style-name="P22"/>
            <text:p text:style-name="P5"><text:span text:style-name="Strong_20_Emphasis"><text:span text:style-name="T2">Pré-conditions</text:span></text:span><text:span text:style-name="T3"> : </text:span><text:span text:style-name="T6">être connecté en tant qu’employés </text:span><text:span text:style-name="T3">(cas d’utilisation : </text:span><text:span text:style-name="T6">connexion en tant qu’employé</text:span><text:span text:style-name="T3"> ; package :« </text:span><text:span text:style-name="T6">Gestion et suivi des commandes</text:span><text:span text:style-name="T3"> »)</text:span></text:p>
            <text:p text:style-name="P4"><text:span text:style-name="Strong_20_Emphasis"><text:span text:style-name="T2">Démarrage</text:span></text:span><text:span text:style-name="T3"> : L</text:span><text:span text:style-name="T4">e livreur demande la page « </text:span><text:span text:style-name="T5">A</text:span><text:span text:style-name="T4"> livrer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Le scénario nominal</text:p>
          </table:table-cell>
        </table:table-row>
        <table:table-row>
          <table:table-cell table:style-name="Table2.A2" office:value-type="string">
            <text:p text:style-name="P8"><text:span text:style-name="T11">1 Le </text:span><text:span text:style-name="T12">système</text:span> affiche <text:span text:style-name="T24">les pizzas prêtes à la livraison</text:span></text:p>
            <text:p text:style-name="P8"><text:span text:style-name="T13">2 l</text:span><text:span text:style-name="T14">e livreur</text:span><text:span text:style-name="T25"> effectue son tour</text:span><text:span text:style-name="T26"> </text:span><text:span text:style-name="T25">et livre les pizza aux clients</text:span></text:p>
            <text:p text:style-name="P8"><text:span text:style-name="T13">3 l</text:span><text:span text:style-name="T14">e livreur </text:span><text:span text:style-name="T25">coche et valide les pizzas livrées</text:span></text:p>
            <text:p text:style-name="P8"><text:span text:style-name="T27">4 </text:span><text:span text:style-name="T28">Le système</text:span><text:span text:style-name="T14"> se met à jour : les commandes terminé</text:span><text:span text:style-name="T15">e</text:span><text:span text:style-name="T14">s sortent de la page « à livrer »</text:span>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6">Les scénarios <text:span text:style-name="T29">Alternatifs/Exceptions</text:span></text:p>
          </table:table-cell>
        </table:table-row>
        <table:table-row>
          <table:table-cell table:style-name="Table3.A2" office:value-type="string">
            <text:p text:style-name="P21">3<text:span text:style-name="T30">b. lors d’un problème lors de la livraison, le livreur peut écrire un rapport décrivant celui-ci.</text:span>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">Fin : Scénario nominal, sur <text:span text:style-name="T20">décision</text:span> de l’utilisateur aux étapes 2,3,<text:span text:style-name="T19">4</text:span> ou <text:span text:style-name="T19">7</text:span></text:p>
          </table:table-cell>
        </table:table-row>
        <table:table-row>
          <table:table-cell table:style-name="Table5.A2" office:value-type="string">
            <text:p text:style-name="P11">Post condition : </text:p>
            <text:p text:style-name="P11"/>
            <text:list xml:id="list4179235691228777036" text:style-name="L1">
              <text:list-item>
                <text:p text:style-name="P24"><text:span text:style-name="T1">Scénario nominal : </text:span><text:span text:style-name="T10"> Le client peut donner son avis sur le site, un récapitulatif journalier est généré avec les pizzas livrées ce jour.</text:span></text:p>
              </text:list-item>
              <text:list-item>
                <text:p text:style-name="P25"><text:span text:style-name="T33">Scénario</text:span> d’exception : <text:span text:style-name="T31">Le rapport est enregistré, un PDF se génère afin d’être consultable par le client ainsi que les employés</text:span></text:p>
              </text:list-item>
            </text:list>
          </table:table-cell>
        </table:table-row>
      </table:table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Ergonomie :</text:p>
            <text:p text:style-name="P17">D<text:span text:style-name="T21">es messages d’informations (concernant la validation de la commande)</text:span></text:p>
            <text:p text:style-name="P18">seront affichés sous forme de popup</text:p>
            <text:p text:style-name="P16"/>
          </table:table-cell>
        </table:table-row>
        <table:table-row>
          <table:table-cell table:style-name="Table1.A2" office:value-type="string">
            <text:p text:style-name="P12">Performance attendue</text:p>
            <text:p text:style-name="P20">-Les commandes dont la livraison et terminé et validés sont rapidement filtré et sortie de la page « A livrer »</text:p>
          </table:table-cell>
        </table:table-row>
        <table:table-row table:style-name="Table1.3">
          <table:table-cell table:style-name="Table1.A3" office:value-type="string">
            <text:p text:style-name="P13">Problèmes non résolues ou non évoqués :</text:p>
            <text:p text:style-name="P19">Le livreur pourrait-il cocher ses commandes effectués depuis un smartphone ?</text:p>
            <text:p text:style-name="P1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8-05T18:33:11.718608890</dc:date>
    <meta:editing-duration>PT1H49M27S</meta:editing-duration>
    <meta:editing-cycles>50</meta:editing-cycles>
    <meta:generator>LibreOffice/5.1.6.2$Linux_X86_64 LibreOffice_project/10m0$Build-2</meta:generator>
    <meta:document-statistic meta:table-count="5" meta:image-count="0" meta:object-count="0" meta:page-count="1" meta:paragraph-count="26" meta:word-count="270" meta:character-count="1557" meta:non-whitespace-character-count="1313"/>
  </office:meta>
</office:document-meta>
</file>